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olve this problem we have added two new classes to our project, SpikingNeuronPhenotype and SpikeTrainDistanceMetrics. </text:p>
      <text:p text:style-name="P1">SpikingNeuronPhenotype is our phenotype representation of the problem. The genotype is a 50 size bitset. Each 10 bit represent a parameter giving 1024 different values for mutation and crossover.</text:p>
      <text:p text:style-name="P1">The phenotype read this bitset and creates a spike train based on the values with 1001 timesteps. </text:p>
      <text:p text:style-name="P1"/>
      <text:p text:style-name="Standard"><text:span text:style-name="T3">The FitnessTesting class takes </text:span><text:span text:style-name="T1">evaluationMethod and trainingDataset as new integer parameters and has a new subclass, the </text:span><text:span text:style-name="T2">SpikeTrainDistanceMetrics. When the SpikeTrainDistanceMetrics is initiated it reads the target data from file and creates a target spike train and target spike position array. </text:span></text:p>
      <text:p text:style-name="Standard"><text:span text:style-name="T2">For each generation and phenotype the class then calculate the distance between the neuron and target train. The fitness is calculated with 1/(distance+1). This gives a fitness value between 0 and 1.</text:span></text:p>
      <text:p text:style-name="Standard"><text:span text:style-name="T2"/></text:p>
      <text:p text:style-name="Standard"><text:span text:style-name="T2">For adult selection we used a combination of the method implemented in exercise 1. It uses generation mixing 70% of the time and over production the rest of the time. This way we allow a full generation change from time to time as this allow new phenotypes a chance to grow up. </text:span></text:p>
      <text:p text:style-name="Standard"><text:span text:style-name="T2"/></text:p>
      <text:p text:style-name="Standard"><text:span text:style-name="T2">For parent selection er used sigma scaling, this proved to give the best results. We used a generation pool of 200 and allowed 40 to be raised to adul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17:10:03.56</meta:creation-date>
    <meta:document-statistic meta:table-count="0" meta:image-count="0" meta:object-count="0" meta:page-count="1" meta:paragraph-count="7" meta:word-count="216" meta:character-count="1344"/>
    <dc:date>2012-02-28T18:05:13.65</dc:date>
    <meta:editing-duration>PT9M29S</meta:editing-duration>
    <meta:editing-cycles>1</meta:editing-cycles>
    <meta:generator>OpenOffice.org/3.3$Win32 OpenOffice.org_project/330m20$Build-9567</meta:generator>
  </office:meta>
</office:document-meta>
</file>